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65f8" officeooo:paragraph-rsid="000d65f8"/>
    </style:style>
    <style:style style:name="P2" style:family="paragraph" style:parent-style-name="Standard" style:list-style-name="L1">
      <style:text-properties officeooo:rsid="000d65f8" officeooo:paragraph-rsid="000d65f8"/>
    </style:style>
    <style:style style:name="P3" style:family="paragraph" style:parent-style-name="Standard" style:list-style-name="L1">
      <style:text-properties officeooo:rsid="000e88b3" officeooo:paragraph-rsid="000e88b3"/>
    </style:style>
    <style:style style:name="P4" style:family="paragraph" style:parent-style-name="Standard" style:list-style-name="L1">
      <style:text-properties officeooo:rsid="000f3363" officeooo:paragraph-rsid="000f3363"/>
    </style:style>
    <style:style style:name="P5" style:family="paragraph" style:parent-style-name="Standard" style:list-style-name="L1">
      <style:text-properties officeooo:rsid="001177b9" officeooo:paragraph-rsid="001177b9"/>
    </style:style>
    <style:style style:name="P6" style:family="paragraph" style:parent-style-name="Standard" style:list-style-name="L1">
      <style:text-properties officeooo:rsid="001177b9" officeooo:paragraph-rsid="00120942"/>
    </style:style>
    <style:style style:name="P7" style:family="paragraph" style:parent-style-name="Standard" style:list-style-name="L1">
      <style:text-properties officeooo:rsid="00117cfe" officeooo:paragraph-rsid="00117cfe"/>
    </style:style>
    <style:style style:name="P8" style:family="paragraph" style:parent-style-name="Standard" style:list-style-name="L1">
      <style:text-properties officeooo:paragraph-rsid="00120942"/>
    </style:style>
    <style:style style:name="T1" style:family="text">
      <style:text-properties officeooo:rsid="000e88b3"/>
    </style:style>
    <style:style style:name="T2" style:family="text">
      <style:text-properties style:font-name="TlwgTypewriter"/>
    </style:style>
    <style:style style:name="T3" style:family="text">
      <style:text-properties style:font-name="TlwgTypewriter" officeooo:rsid="000e88b3"/>
    </style:style>
    <style:style style:name="T4" style:family="text">
      <style:text-properties style:font-name="TlwgTypewriter" officeooo:rsid="0010757d"/>
    </style:style>
    <style:style style:name="T5" style:family="text">
      <style:text-properties style:font-name="TlwgTypewriter" officeooo:rsid="00117cfe"/>
    </style:style>
    <style:style style:name="T6" style:family="text">
      <style:text-properties style:font-name="TlwgTypewriter" officeooo:rsid="00120942"/>
    </style:style>
    <style:style style:name="T7" style:family="text">
      <style:text-properties officeooo:rsid="0010757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20942"/>
    </style:style>
    <style:style style:name="T10" style:family="text">
      <style:text-properties officeooo:rsid="00120942"/>
    </style:style>
    <style:style style:name="T11" style:family="text">
      <style:text-properties officeooo:rsid="00126b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nalités de Mininet :</text:p>
      <text:p text:style-name="P1"/>
      <text:list xml:id="list534279744" text:style-name="L1">
        <text:list-item>
          <text:p text:style-name="P2">Création de topologies grâce à des classes de type Topo (une classe <text:span text:style-name="T2">Top</text:span><text:span text:style-name="T8">o</text:span> générale, 3 classes topo prédéfinies : <text:span text:style-name="T3">SingleSwitchTopo</text:span><text:span text:style-name="T1"> , </text:span><text:span text:style-name="T3">SingleSwitchReversedTopo</text:span><text:span text:style-name="T1">, </text:span><text:span text:style-name="T3">MinimalTopo</text:span><text:span text:style-name="T1">, </text:span><text:span text:style-name="T3">LinearTopo</text:span><text:span text:style-name="T1"> pour topo avec N hosts/switch</text:span><text:tab/>)</text:p>
          <text:p text:style-name="P2"/>
        </text:list-item>
        <text:list-item>
          <text:p text:style-name="P3">Méthode build pour construire une topo personnalisée</text:p>
          <text:p text:style-name="P3"/>
        </text:list-item>
        <text:list-item>
          <text:p text:style-name="P3">méthodes <text:span text:style-name="T2">addNode</text:span>, <text:span text:style-name="T2">addHost</text:span>, <text:span text:style-name="T2">addSwitch</text:span> pour créer un nœud quelconque, un host ou un switch</text:p>
          <text:p text:style-name="P3"/>
        </text:list-item>
        <text:list-item>
          <text:p text:style-name="P3">Méthode <text:span text:style-name="T2">addLink</text:span><text:span text:style-name="T5">( node1, node2, bw = …, delay = ‘…ms’, loss = …, max_queue_size=…, use_htb = true <text:s/>)</text:span></text:p>
          <text:p text:style-name="P7"><text:span text:style-name="T2">bw : </text:span><text:span text:style-name="T8">bande passante en Mbps</text:span></text:p>
          <text:p text:style-name="P7"><text:span text:style-name="T2">delay : retard</text:span></text:p>
          <text:p text:style-name="P7"><text:span text:style-name="T2">loss : </text:span><text:span text:style-name="T8">pourcentage de pertes</text:span></text:p>
          <text:p text:style-name="P7"><text:span text:style-name="T2">max_queue_size : </text:span><text:span text:style-name="T9">nombre max de paquets en attente</text:span></text:p>
          <text:p text:style-name="P3"/>
        </text:list-item>
        <text:list-item>
          <text:p text:style-name="P3">Méthode <text:span text:style-name="T2">start</text:span> pour démarrer le réseau</text:p>
          <text:p text:style-name="P3"/>
        </text:list-item>
        <text:list-item>
          <text:p text:style-name="P3">Méthode <text:span text:style-name="T2">stop</text:span> pour arrêter le Réseau</text:p>
          <text:p text:style-name="P3"/>
        </text:list-item>
        <text:list-item>
          <text:p text:style-name="P3">Méthode <text:span text:style-name="T2">pingall</text:span> pour tester la connectivité en demandant à chaque nœud de pinger tous ses voisins.</text:p>
          <text:p text:style-name="P3"/>
        </text:list-item>
        <text:list-item>
          <text:p text:style-name="P4">Méthode <text:span text:style-name="T4">nodes</text:span><text:span text:style-name="T7"> et </text:span><text:span text:style-name="T2">links</text:span> pour afficher tous les <text:span text:style-name="T7">noeuds et les</text:span> liens</text:p>
          <text:p text:style-name="P3"/>
        </text:list-item>
        <text:list-item>
          <text:p text:style-name="P4">Méthode <text:span text:style-name="T2">dumpNodeConnections</text:span> pour réinitialiser les connexions</text:p>
          <text:p text:style-name="P3"/>
        </text:list-item>
        <text:list-item>
          <text:p text:style-name="P8"><text:span text:style-name="T10">Méthode</text:span><text:span text:style-name="T6"> </text:span><text:span text:style-name="Source_20_Text"><text:span text:style-name="T2">net.get() </text:span></text:span><text:span text:style-name="Source_20_Text"><text:span text:style-name="T8">: </text:span></text:span><text:span text:style-name="Source_20_Text"><text:span text:style-name="T9">récupérer un nœud dans une variable. Le nom du nœud doit être indiqué en argument</text:span></text:span></text:p>
          <text:p text:style-name="P5"/>
        </text:list-item>
        <text:list-item>
          <text:p text:style-name="P6"><text:span text:style-name="T10">Méthode</text:span><text:span text:style-name="T6"> node.cmd()</text:span><text:span text:style-name="Source_20_Text"><text:span text:style-name="T8">: </text:span></text:span><text:span text:style-name="Source_20_Text"><text:span text:style-name="T9"><text:s/>lancer une commande dans un nœud, typiquement : </text:span></text:span></text:p>
          <text:p text:style-name="P6"><text:span text:style-name="Source_20_Text"><text:span text:style-name="T6">node.cmd(‘ifconfig’)</text:span></text:span></text:p>
          <text:p text:style-name="P5"/>
        </text:list-item>
        <text:list-item>
          <text:p text:style-name="P5">njk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4:58:53.126300523</meta:creation-date>
    <dc:date>2020-02-26T18:11:41.462697936</dc:date>
    <meta:editing-duration>PT19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00" meta:character-count="1115" meta:non-whitespace-character-count="959"/>
  </office:meta>
</office:document-meta>
</file>